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1.82mm"/>
    </style:style>
    <style:style style:name="co3" style:family="table-column">
      <style:table-column-properties fo:break-before="auto" style:column-width="38.54mm"/>
    </style:style>
    <style:style style:name="co4" style:family="table-column">
      <style:table-column-properties fo:break-before="auto" style:column-width="34.9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Physical Properties for RoRo Chassis V0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 Propertie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aterial:</text:p>
          </table:table-cell>
          <table:table-cell office:value-type="string" calcext:value-type="string">
            <text:p>{Generic}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nsity:</text:p>
          </table:table-cell>
          <table:table-cell office:value-type="string" calcext:value-type="string">
            <text:p>1.000 g/cm^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ss:</text:p>
          </table:table-cell>
          <table:table-cell office:value-type="string" calcext:value-type="string">
            <text:p>17.199 kg (Relative Error = 0.767476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ea:</text:p>
          </table:table-cell>
          <table:table-cell office:value-type="string" calcext:value-type="string">
            <text:p>904935.035 mm^2 (Relative Error = 0.039404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olume:</text:p>
          </table:table-cell>
          <table:table-cell office:value-type="string" calcext:value-type="string">
            <text:p>17198948.441 mm^3 (Relative Error = 0.767476%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er of Gravity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:</text:p>
          </table:table-cell>
          <table:table-cell office:value-type="string" calcext:value-type="string">
            <text:p>0.000 mm (Relative Error = 0.767476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:</text:p>
          </table:table-cell>
          <table:table-cell office:value-type="string" calcext:value-type="string">
            <text:p>-2.719 mm (Relative Error = 0.767476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:</text:p>
          </table:table-cell>
          <table:table-cell office:value-type="string" calcext:value-type="string">
            <text:p>-125.605 mm (Relative Error = 0.767476%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 Moments of Inertia with respect to Center of Gravity(Calculated using negative integral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xx <text:s text:c="7"/></text:p>
          </table:table-cell>
          <table:table-cell office:value-type="string" calcext:value-type="string">
            <text:p>763546.264 kg mm^2 (Relative Error = 0.767476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yx Iyy <text:s text:c="3"/></text:p>
          </table:table-cell>
          <table:table-cell office:value-type="string" calcext:value-type="string">
            <text:p>0.000 kg mm^2 (Relative Error = 0.767476%)</text:p>
          </table:table-cell>
          <table:table-cell office:value-type="string" calcext:value-type="string">
            <text:p>1213649.074 kg mm^2 (Relative Error = 0.767476%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zx Izy Izz</text:p>
          </table:table-cell>
          <table:table-cell office:value-type="string" calcext:value-type="string">
            <text:p>0.000 kg mm^2 (Relative Error = 0.767476%)</text:p>
          </table:table-cell>
          <table:table-cell office:value-type="string" calcext:value-type="string">
            <text:p>-2629.276 kg mm^2 (Relative Error = 0.767476%)</text:p>
          </table:table-cell>
          <table:table-cell office:value-type="string" calcext:value-type="string">
            <text:p>465815.260 kg mm^2 (Relative Error = 0.767476%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 Moments of Inertia with respect to Global(Calculated using negative integral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xx <text:s text:c="7"/></text:p>
          </table:table-cell>
          <table:table-cell office:value-type="string" calcext:value-type="string">
            <text:p>1035015.724 kg mm^2 (Relative Error = 0.767476%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yx Iyy <text:s text:c="3"/></text:p>
          </table:table-cell>
          <table:table-cell office:value-type="string" calcext:value-type="string">
            <text:p>0.000 kg mm^2 (Relative Error = 0.767476%)</text:p>
          </table:table-cell>
          <table:table-cell office:value-type="string" calcext:value-type="string">
            <text:p>1484991.391 kg mm^2 (Relative Error = 0.767476%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zx Izy Izz</text:p>
          </table:table-cell>
          <table:table-cell office:value-type="string" calcext:value-type="string">
            <text:p>0.000 kg mm^2 (Relative Error = 0.767476%)</text:p>
          </table:table-cell>
          <table:table-cell office:value-type="string" calcext:value-type="string">
            <text:p>-8502.894 kg mm^2 (Relative Error = 0.767476%)</text:p>
          </table:table-cell>
          <table:table-cell office:value-type="string" calcext:value-type="string">
            <text:p>465942.404 kg mm^2 (Relative Error = 0.767476%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ipal Moments of Inertia with respect to Center of Gravit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1:</text:p>
          </table:table-cell>
          <table:table-cell office:value-type="float" office:value="763546.264" calcext:value-type="float">
            <text:p>763546.264</text:p>
          </table:table-cell>
          <table:table-cell/>
          <table:table-cell table:formula="of:=[.C21]/1000000" office:value-type="float" office:value="0.763546264" calcext:value-type="float">
            <text:p>0.7635462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2:</text:p>
          </table:table-cell>
          <table:table-cell office:value-type="float" office:value="1213658.318" calcext:value-type="float">
            <text:p>1213658.318</text:p>
          </table:table-cell>
          <table:table-cell/>
          <table:table-cell table:formula="of:=[.C22]/1000000" office:value-type="float" office:value="1.213658318" calcext:value-type="float">
            <text:p>1.2136583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3:</text:p>
          </table:table-cell>
          <table:table-cell office:value-type="float" office:value="465806.016" calcext:value-type="float">
            <text:p>465806.016</text:p>
          </table:table-cell>
          <table:table-cell/>
          <table:table-cell table:formula="of:=[.C23]/1000000" office:value-type="float" office:value="0.465806016" calcext:value-type="float">
            <text:p>0.465806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tation from Global to Principa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x: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grees</text:p>
          </table:table-cell>
          <table:table-cell table:formula="of:=([.C25]/180)*PI()" office:value-type="float" office:value="0.00349065850398866" calcext:value-type="float">
            <text:p>0.0034906585</text:p>
          </table:table-cell>
          <table:table-cell office:value-type="string" calcext:value-type="string">
            <text:p>rad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y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z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ete</meta:initial-creator>
    <meta:creation-date>2018-10-28T11:11:24Z</meta:creation-date>
    <dc:date>2018-10-28T12:48:06.273803581</dc:date>
    <meta:editing-duration>PT1H12M30S</meta:editing-duration>
    <meta:editing-cycles>1</meta:editing-cycles>
    <meta:document-statistic meta:table-count="1" meta:cell-count="64" meta:object-count="0"/>
  </office:meta>
</office:document-meta>
</file>